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table:style-name="Default" office:value-type="string" calcext:value-type="string">
            <text:p>STGCN</text:p>
          </table:table-cell>
          <table:table-cell table:style-name="Default" table:number-columns-repeated="2"/>
          <table:table-cell table:style-name="Default" office:value-type="string" calcext:value-type="string">
            <text:p>SV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 Set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227.3002" calcext:value-type="float">
            <text:p>227.300</text:p>
          </table:table-cell>
          <table:table-cell office:value-type="float" office:value="5.1239617E+016" calcext:value-type="float">
            <text:p>5.124E+16</text:p>
          </table:table-cell>
          <table:table-cell office:value-type="float" office:value="298.38928" calcext:value-type="float">
            <text:p>298.389</text:p>
          </table:table-cell>
          <table:table-cell office:value-type="float" office:value="231.905385251796" calcext:value-type="float">
            <text:p>231.905</text:p>
          </table:table-cell>
          <table:table-cell office:value-type="float" office:value="4.31410707100074E+016" calcext:value-type="float">
            <text:p>4.314E+16</text:p>
          </table:table-cell>
          <table:table-cell office:value-type="float" office:value="306.815528854635" calcext:value-type="float">
            <text:p>306.816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224.04832" calcext:value-type="float">
            <text:p>224.048</text:p>
          </table:table-cell>
          <table:table-cell office:value-type="float" office:value="6.8093275E+016" calcext:value-type="float">
            <text:p>6.809E+16</text:p>
          </table:table-cell>
          <table:table-cell office:value-type="float" office:value="293.3014" calcext:value-type="float">
            <text:p>293.301</text:p>
          </table:table-cell>
          <table:table-cell office:value-type="float" office:value="219.307984022522" calcext:value-type="float">
            <text:p>219.308</text:p>
          </table:table-cell>
          <table:table-cell office:value-type="float" office:value="5.93920444313143E+016" calcext:value-type="float">
            <text:p>5.939E+16</text:p>
          </table:table-cell>
          <table:table-cell office:value-type="float" office:value="292.408314666364" calcext:value-type="float">
            <text:p>292.408</text:p>
          </table:table-cell>
        </table:table-row>
        <table:table-row table:style-name="ro1">
          <table:table-cell office:value-type="string" calcext:value-type="string">
            <text:p>JF</text:p>
          </table:table-cell>
          <table:table-cell office:value-type="float" office:value="220.79994" calcext:value-type="float">
            <text:p>220.800</text:p>
          </table:table-cell>
          <table:table-cell office:value-type="float" office:value="5.897994E+016" calcext:value-type="float">
            <text:p>5.898E+16</text:p>
          </table:table-cell>
          <table:table-cell office:value-type="float" office:value="287.6905" calcext:value-type="float">
            <text:p>287.691</text:p>
          </table:table-cell>
          <table:table-cell office:value-type="float" office:value="218.067684648941" calcext:value-type="float">
            <text:p>218.068</text:p>
          </table:table-cell>
          <table:table-cell office:value-type="float" office:value="4.85046804331377E+016" calcext:value-type="float">
            <text:p>4.850E+16</text:p>
          </table:table-cell>
          <table:table-cell office:value-type="float" office:value="288.728744292589" calcext:value-type="float">
            <text:p>288.729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221.54546" calcext:value-type="float">
            <text:p>221.545</text:p>
          </table:table-cell>
          <table:table-cell office:value-type="float" office:value="5.99156E+016" calcext:value-type="float">
            <text:p>5.992E+16</text:p>
          </table:table-cell>
          <table:table-cell office:value-type="float" office:value="287.67047" calcext:value-type="float">
            <text:p>287.670</text:p>
          </table:table-cell>
          <table:table-cell office:value-type="float" office:value="220.642854314479" calcext:value-type="float">
            <text:p>220.643</text:p>
          </table:table-cell>
          <table:table-cell office:value-type="float" office:value="4.93907500033052E+016" calcext:value-type="float">
            <text:p>4.939E+16</text:p>
          </table:table-cell>
          <table:table-cell office:value-type="float" office:value="290.68129791004" calcext:value-type="float">
            <text:p>290.681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215.58286" calcext:value-type="float">
            <text:p>215.583</text:p>
          </table:table-cell>
          <table:table-cell office:value-type="float" office:value="193591.45" calcext:value-type="float">
            <text:p>1.936E+05</text:p>
          </table:table-cell>
          <table:table-cell office:value-type="float" office:value="282.1447" calcext:value-type="float">
            <text:p>282.145</text:p>
          </table:table-cell>
          <table:table-cell office:value-type="float" office:value="216.522649111527" calcext:value-type="float">
            <text:p>216.523</text:p>
          </table:table-cell>
          <table:table-cell office:value-type="float" office:value="129017.894594137" calcext:value-type="float">
            <text:p>1.290E+05</text:p>
          </table:table-cell>
          <table:table-cell office:value-type="float" office:value="286.717003998567" calcext:value-type="float">
            <text:p>286.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09:49:32.646906484</meta:creation-date>
    <dc:date>2022-04-11T10:06:58.363818012</dc:date>
    <meta:editing-duration>PT17M26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